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8cm"/>
    </style:style>
    <style:style style:name="co2" style:family="table-column">
      <style:table-column-properties fo:break-before="auto" style:column-width="4.26cm"/>
    </style:style>
    <style:style style:name="co3" style:family="table-column">
      <style:table-column-properties fo:break-before="auto" style:column-width="3.863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2.381cm"/>
    </style:style>
    <style:style style:name="co8" style:family="table-column">
      <style:table-column-properties fo:break-before="auto" style:column-width="1.508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2.275cm"/>
    </style:style>
    <style:style style:name="co12" style:family="table-column">
      <style:table-column-properties fo:break-before="auto" style:column-width="6.985cm"/>
    </style:style>
    <style:style style:name="co13" style:family="table-column">
      <style:table-column-properties fo:break-before="auto" style:column-width="4.498cm"/>
    </style:style>
    <style:style style:name="co14" style:family="table-column">
      <style:table-column-properties fo:break-before="auto" style:column-width="5.45cm"/>
    </style:style>
    <style:style style:name="co15" style:family="table-column">
      <style:table-column-properties fo:break-before="auto" style:column-width="3.942cm"/>
    </style:style>
    <style:style style:name="co16" style:family="table-column">
      <style:table-column-properties fo:break-before="auto" style:column-width="1.864cm"/>
    </style:style>
    <style:style style:name="co17" style:family="table-column">
      <style:table-column-properties fo:break-before="auto" style:column-width="2.155cm"/>
    </style:style>
    <style:style style:name="co18" style:family="table-column">
      <style:table-column-properties fo:break-before="auto" style:column-width="5.011cm"/>
    </style:style>
    <style:style style:name="co19" style:family="table-column">
      <style:table-column-properties fo:break-before="auto" style:column-width="3.849cm"/>
    </style:style>
    <style:style style:name="co20" style:family="table-column">
      <style:table-column-properties fo:break-before="auto" style:column-width="6.403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3.545cm"/>
    </style:style>
    <style:style style:name="co23" style:family="table-column">
      <style:table-column-properties fo:break-before="auto" style:column-width="3.44cm"/>
    </style:style>
    <style:style style:name="co24" style:family="table-column">
      <style:table-column-properties fo:break-before="auto" style:column-width="3.043cm"/>
    </style:style>
    <style:style style:name="co25" style:family="table-column">
      <style:table-column-properties fo:break-before="auto" style:column-width="2.593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2.91cm"/>
    </style:style>
    <style:style style:name="co28" style:family="table-column">
      <style:table-column-properties fo:break-before="auto" style:column-width="2.80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4" style:family="table-cell" style:parent-style-name="Default" style:data-style-name="N0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0">
      <style:table-cell-properties fo:border-bottom="0.002cm solid #000000" fo:border-left="none" fo:border-right="0.002cm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2cm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cos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1010" table:default-cell-style-name="ce2"/>
        <table:table-column table:style-name="co4" table:number-columns-repeated="3" table:default-cell-style-name="Default"/>
        <table:table-row table:style-name="ro1">
          <table:table-cell table:style-name="ce1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table:number-columns-repeated="1011"/>
          <table:table-cell table:number-columns-repeated="3"/>
        </table:table-row>
        <table:table-row table:style-name="ro1">
          <table:table-cell office:value-type="string">
            <text:p>pc_arid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desert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avannah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andse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es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oasis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eocrystallin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continent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ocean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ngrov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hajungl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tropic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desertislands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retin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lush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rgin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reenhouse_ho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5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frozen_deser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tepp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hadeser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antarctic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tundra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alpin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reenhouse_cold</text:p>
          </table:table-cell>
          <table:table-cell table:style-name="ce2"/>
          <table:table-cell table:style-name="ce4"/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arctic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wamp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cascadian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eothermal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lacial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ubarctic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rginal_cold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4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5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nuked</text:p>
          </table:table-cell>
          <table:table-cell table:style-name="ce2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gaia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chine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pc_barren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barren_cold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toxic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frozen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molten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hothous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geometallic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geoplastic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geomorteus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2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c_irradiated_terrestrial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irradiated_marginal</text:p>
          </table:table-cell>
          <table:table-cell table:style-name="ce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chs" table:style-name="ta1">
        <office:forms form:automatic-focus="false" form:apply-design-mode="false"/>
        <table:table-column table:style-name="co12" table:default-cell-style-name="ce6"/>
        <table:table-column table:style-name="co13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4" table:number-columns-repeated="1011" table:default-cell-style-name="ce2"/>
        <table:table-column table:style-name="co4" table:number-columns-repeated="3" table:default-cell-style-name="Default"/>
        <table:table-row table:style-name="ro1">
          <table:table-cell table:style-name="ce5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table:number-columns-repeated="1011"/>
          <table:table-cell table:number-columns-repeated="3"/>
        </table:table-row>
        <table:table-row table:style-name="ro1">
          <table:table-cell table:style-name="ce2" office:value-type="string">
            <text:p>pc_arid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savannah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sandse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es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oasis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geocrystallin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continent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ocean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angrov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hajungl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tropic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desertislands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retin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lush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argin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frozen_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stepp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hadesert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ant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tundra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alpine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swamp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cascadian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geotherm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glacial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subarctic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arginal_cold</text:p>
          </table:table-cell>
          <table:table-cell table:number-columns-repeated="4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4" office:value-type="string">
            <text:p>tech_climate_restoration</text:p>
          </table:table-cell>
          <table:table-cell office:value-type="string">
            <text:p>tech_terrestrial_sculpting</text:p>
          </table:table-cell>
          <table:table-cell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5" office:value-type="string">
            <text:p>tech_climate_restoration</text:p>
          </table:table-cell>
          <table:table-cell office:value-type="string">
            <text:p>tech_terrestrial_sculpting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nuked</text:p>
          </table:table-cell>
          <table:table-cell table:number-columns-repeated="6" office:value-type="string">
            <text:p>tech_climate_restoration</text:p>
          </table:table-cell>
          <table:table-cell/>
          <table:table-cell table:number-columns-repeated="2"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gaia</text:p>
          </table:table-cell>
          <table:table-cell table:number-columns-repeated="6"/>
          <table:table-cell office:value-type="string">
            <text:p>tech_terrestrial_sculpting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achine</text:p>
          </table:table-cell>
          <table:table-cell table:number-columns-repeated="6"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tech_terrestrial_sculpting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barren</text:p>
          </table:table-cell>
          <table:table-cell table:number-columns-repeated="4" office:value-type="string">
            <text:p>tech_climate_restoration</text:p>
          </table:table-cell>
          <table:table-cell table:number-columns-repeated="3"/>
          <table:table-cell table:number-columns-repeated="2"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barren_cold</text:p>
          </table:table-cell>
          <table:table-cell table:number-columns-repeated="4" office:value-type="string">
            <text:p>tech_climate_restoration</text:p>
          </table:table-cell>
          <table:table-cell table:number-columns-repeated="3"/>
          <table:table-cell table:number-columns-repeated="2"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toxic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frozen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molten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hothouse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eometallic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table:number-columns-repeated="2"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eoplastic</text:p>
          </table:table-cell>
          <table:table-cell table:number-columns-repeated="4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 table:number-columns-repeated="2"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eomorteus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irradiated_terrestrial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office:value-type="string">
            <text:p>pc_irradiated_marginal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reenhouse_hot</text:p>
          </table:table-cell>
          <table:table-cell table:number-columns-repeated="4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c_greenhouse_cold</text:p>
          </table:table-cell>
          <table:table-cell table:number-columns-repeated="6"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perties" table:style-name="ta1">
        <office:forms form:automatic-focus="false" form:apply-design-mode="false"/>
        <table:table-column table:style-name="co15" table:default-cell-style-name="ce6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4" table:number-columns-repeated="1017" table:default-cell-style-name="ce2"/>
        <table:table-column table:style-name="co4" table:default-cell-style-name="Default"/>
        <table:table-row table:style-name="ro1">
          <table:table-cell table:style-name="ce5"/>
          <table:table-cell table:style-name="ce1" office:value-type="string">
            <text:p>habitable</text:p>
          </table:table-cell>
          <table:table-cell table:style-name="ce1" office:value-type="string">
            <text:p>cybertronic</text:p>
          </table:table-cell>
          <table:table-cell table:style-name="ce1" office:value-type="string">
            <text:p>planetary_diversity_enabled</text:p>
          </table:table-cell>
          <table:table-cell table:style-name="ce1" office:value-type="string">
            <text:p>new_worlds_enabled</text:p>
          </table:table-cell>
          <table:table-cell table:style-name="ce1" office:value-type="string">
            <text:p>exo_terraforming_overhaul_enabled</text:p>
          </table:table-cell>
          <table:table-cell table:style-name="ce1" office:value-type="string">
            <text:p>gpm_enabled</text:p>
          </table:table-cell>
          <table:table-cell table:style-name="ce1" table:number-columns-repeated="1016"/>
          <table:table-cell/>
        </table:table-row>
        <table:table-row table:style-name="ro1">
          <table:table-cell table:style-name="ce2" office:value-type="string">
            <text:p>pc_arid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desert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savannah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sandse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mes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oasi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geocrystalli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continental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ocean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mangrov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hajungl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tropical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desertisland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retin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lush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margin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greenhouse_ho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frozen_desert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stepp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hadesert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antarctic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tundra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alpin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greenhouse_col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arctic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swamp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cascadian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geotherm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glaci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subarctic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marginal_col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c_methan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ammoni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nuked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c_gaia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machin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cybertronic</text:p>
          </table:table-cell>
          <table:table-cell table:number-columns-repeated="2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c_barren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c_barren_cold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c_toxic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c_frozen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c_molten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c_hothou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geometallic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geoplastic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geomorteu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pc_irradiated_terrestri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>
            <text:p>pc_irradiated_margin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1">
        <office:forms form:automatic-focus="false" form:apply-design-mode="false"/>
        <table:table-column table:style-name="co21" table:default-cell-style-name="ce2"/>
        <table:table-column table:style-name="co22" table:default-cell-style-name="ce2"/>
        <table:table-column table:style-name="co1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4" table:number-columns-repeated="1015" table:default-cell-style-name="ce2"/>
        <table:table-row table:style-name="ro1"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pc_arid</text:p>
          </table:table-cell>
          <table:table-cell office:value-type="string">
            <text:p>pc_continental</text:p>
          </table:table-cell>
          <table:table-cell office:value-type="string">
            <text:p>pc_frozen_desert</text:p>
          </table:table-cell>
          <table:table-cell office:value-type="string">
            <text:p>pc_arctic</text:p>
          </table:table-cell>
          <table:table-cell office:value-type="string">
            <text:p>pc_methane</text:p>
          </table:table-cell>
          <table:table-cell office:value-type="string">
            <text:p>pc_ammonia</text:p>
          </table:table-cell>
          <table:table-cell office:value-type="string">
            <text:p>pc_gaia</text:p>
          </table:table-cell>
          <table:table-cell office:value-type="string">
            <text:p>pc_machine</text:p>
          </table:table-cell>
          <table:table-cell office:value-type="string">
            <text:p>pc_cybertronic</text:p>
          </table:table-cell>
          <table:table-cell table:number-columns-repeated="1015"/>
        </table:table-row>
        <table:table-row table:style-name="ro1">
          <table:table-cell office:value-type="string">
            <text:p>pc_desert</text:p>
          </table:table-cell>
          <table:table-cell office:value-type="string">
            <text:p>pc_ocean</text:p>
          </table:table-cell>
          <table:table-cell office:value-type="string">
            <text:p>pc_steppe</text:p>
          </table:table-cell>
          <table:table-cell office:value-type="string">
            <text:p>pc_swamp</text:p>
          </table:table-cell>
          <table:table-cell office:value-type="string">
            <text:p>pc_greenhouse_col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pc_savannah</text:p>
          </table:table-cell>
          <table:table-cell office:value-type="string">
            <text:p>pc_mangrove</text:p>
          </table:table-cell>
          <table:table-cell office:value-type="string">
            <text:p>pc_hadesert</text:p>
          </table:table-cell>
          <table:table-cell office:value-type="string">
            <text:p>pc_cascadian</text:p>
          </table:table-cell>
          <table:table-cell table:number-columns-repeated="1020"/>
        </table:table-row>
        <table:table-row table:style-name="ro1">
          <table:table-cell office:value-type="string">
            <text:p>pc_sandsea</text:p>
          </table:table-cell>
          <table:table-cell office:value-type="string">
            <text:p>pc_hajungle</text:p>
          </table:table-cell>
          <table:table-cell office:value-type="string">
            <text:p>pc_antarctic</text:p>
          </table:table-cell>
          <table:table-cell office:value-type="string">
            <text:p>pc_geothermal</text:p>
          </table:table-cell>
          <table:table-cell table:number-columns-repeated="1020"/>
        </table:table-row>
        <table:table-row table:style-name="ro1">
          <table:table-cell office:value-type="string">
            <text:p>pc_mesa</text:p>
          </table:table-cell>
          <table:table-cell office:value-type="string">
            <text:p>pc_tropical</text:p>
          </table:table-cell>
          <table:table-cell office:value-type="string">
            <text:p>pc_tundra</text:p>
          </table:table-cell>
          <table:table-cell office:value-type="string">
            <text:p>pc_glacial</text:p>
          </table:table-cell>
          <table:table-cell table:number-columns-repeated="1020"/>
        </table:table-row>
        <table:table-row table:style-name="ro1">
          <table:table-cell office:value-type="string">
            <text:p>pc_oasis</text:p>
          </table:table-cell>
          <table:table-cell office:value-type="string">
            <text:p>pc_desertislands</text:p>
          </table:table-cell>
          <table:table-cell office:value-type="string">
            <text:p>pc_alpine</text:p>
          </table:table-cell>
          <table:table-cell office:value-type="string">
            <text:p>pc_subarctic</text:p>
          </table:table-cell>
          <table:table-cell table:number-columns-repeated="1020"/>
        </table:table-row>
        <table:table-row table:style-name="ro1">
          <table:table-cell office:value-type="string">
            <text:p>pc_geocrystalline</text:p>
          </table:table-cell>
          <table:table-cell office:value-type="string">
            <text:p>pc_retinal</text:p>
          </table:table-cell>
          <table:table-cell/>
          <table:table-cell office:value-type="string">
            <text:p>pc_marginal_cold</text:p>
          </table:table-cell>
          <table:table-cell table:number-columns-repeated="1020"/>
        </table:table-row>
        <table:table-row table:style-name="ro1">
          <table:table-cell office:value-type="string">
            <text:p>pc_irradiated_marginal</text:p>
          </table:table-cell>
          <table:table-cell office:value-type="string">
            <text:p>pc_lush</text:p>
          </table:table-cell>
          <table:table-cell table:number-columns-repeated="1022"/>
        </table:table-row>
        <table:table-row table:style-name="ro1">
          <table:table-cell office:value-type="string">
            <text:p>pc_greenhouse_hot</text:p>
          </table:table-cell>
          <table:table-cell office:value-type="string">
            <text:p>pc_marginal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pc_irradiated_terrestrial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31/03/2018</text:date>, <text:time>12:3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Windows User</meta:initial-creator>
    <meta:creation-date>2018-03-15T16:47:01Z</meta:creation-date>
    <dc:date>2018-03-31T12:31:03.33</dc:date>
    <meta:editing-cycles>17</meta:editing-cycles>
    <meta:editing-duration>PT6H29M29S</meta:editing-duration>
    <dc:creator>Alexandre Madeira</dc:creator>
    <meta:document-statistic meta:table-count="4" meta:cell-count="851" meta:object-count="0"/>
  </office:meta>
</office:document-meta>
</file>